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a3ff2" officeooo:paragraph-rsid="001a3ff2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a3ff2" officeooo:paragraph-rsid="001a3ff2"/>
    </style:style>
    <style:style style:name="P3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font-name="Arial" officeooo:rsid="00240a7f" officeooo:paragraph-rsid="00240a7f"/>
    </style:style>
    <style:style style:name="P4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officeooo:rsid="002855fe" officeooo:paragraph-rsid="00362f2c"/>
    </style:style>
    <style:style style:name="P5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officeooo:rsid="002855fe" officeooo:paragraph-rsid="004534c2"/>
    </style:style>
    <style:style style:name="P6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officeooo:rsid="002855fe" officeooo:paragraph-rsid="004a8fa4"/>
    </style:style>
    <style:style style:name="P7" style:family="paragraph" style:parent-style-name="Standard">
      <style:paragraph-properties fo:margin-top="0.201cm" fo:margin-bottom="0.201cm" style:contextual-spacing="false" fo:line-height="150%" fo:text-align="justify" style:justify-single-word="false"/>
      <style:text-properties style:font-name="Arial" officeooo:rsid="002855fe" officeooo:paragraph-rsid="0041503d"/>
    </style:style>
    <style:style style:name="P8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officeooo:rsid="003fde78" officeooo:paragraph-rsid="003fde78"/>
    </style:style>
    <style:style style:name="P9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officeooo:rsid="00569107" officeooo:paragraph-rsid="00569107"/>
    </style:style>
    <style:style style:name="P10" style:family="paragraph" style:parent-style-name="Standard" style:master-page-name="">
      <loext:graphic-properties draw:fill="none"/>
      <style:paragraph-properties fo:margin-left="2.499cm" fo:margin-right="0cm" fo:margin-top="0.201cm" fo:margin-bottom="0.201cm" style:contextual-spacing="false" fo:line-height="150%" fo:text-align="end" style:justify-single-word="false" fo:text-indent="-2.499cm" style:auto-text-indent="false" style:page-number="auto" fo:background-color="transparent"/>
      <style:text-properties style:font-name="Arial" fo:font-weight="normal" officeooo:rsid="001e4070" officeooo:paragraph-rsid="002e2554" style:font-weight-asian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3pt" fo:font-weight="bold" officeooo:rsid="002e2554" officeooo:paragraph-rsid="002e2554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fo:font-weight="bold" officeooo:rsid="001a3ff2" officeooo:paragraph-rsid="001a3ff2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officeooo:rsid="003b4ff4" officeooo:paragraph-rsid="003a5dd0"/>
    </style:style>
    <style:style style:name="P14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fo:font-weight="bold" officeooo:rsid="003cebd4" officeooo:paragraph-rsid="003cebd4" style:font-weight-asian="bold" style:font-weight-complex="bold"/>
    </style:style>
    <style:style style:name="P15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officeooo:rsid="00439ea8" officeooo:paragraph-rsid="004534c2"/>
    </style:style>
    <style:style style:name="P16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officeooo:rsid="002855fe" officeooo:paragraph-rsid="004534c2"/>
    </style:style>
    <style:style style:name="P17" style:family="paragraph" style:parent-style-name="Standard">
      <style:paragraph-properties fo:margin-top="0.201cm" fo:margin-bottom="0.201cm" style:contextual-spacing="false" fo:line-height="150%" fo:text-align="start" style:justify-single-word="false"/>
      <style:text-properties style:font-name="Arial" style:text-underline-style="none" officeooo:rsid="002855fe" officeooo:paragraph-rsid="002855fe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Arial" officeooo:rsid="001a3ff2" officeooo:paragraph-rsid="00593324"/>
    </style:style>
    <style:style style:name="P19" style:family="paragraph" style:parent-style-name="Standard">
      <loext:graphic-properties draw:fill="none"/>
      <style:paragraph-properties fo:margin-left="0cm" fo:margin-right="0cm" fo:margin-top="0.201cm" fo:margin-bottom="0.201cm" style:contextual-spacing="false" fo:line-height="150%" fo:text-align="start" style:justify-single-word="false" fo:text-indent="0cm" style:auto-text-indent="false" fo:background-color="transparent">
        <style:tab-stops/>
      </style:paragraph-properties>
      <style:text-properties style:font-name="Arial" officeooo:rsid="001a3ff2" officeooo:paragraph-rsid="00593324"/>
    </style:style>
    <style:style style:name="T1" style:family="text">
      <style:text-properties officeooo:rsid="001c58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843" style:font-weight-asian="bold" style:font-weight-complex="bold"/>
    </style:style>
    <style:style style:name="T4" style:family="text">
      <style:text-properties fo:font-weight="bold" officeooo:rsid="0020bcd2" style:font-weight-asian="bold" style:font-weight-complex="bold"/>
    </style:style>
    <style:style style:name="T5" style:family="text">
      <style:text-properties fo:font-weight="bold" officeooo:rsid="002e2554" style:font-weight-asian="bold" style:font-weight-complex="bold"/>
    </style:style>
    <style:style style:name="T6" style:family="text">
      <style:text-properties fo:font-weight="bold" officeooo:rsid="00593324" style:font-weight-asian="bold" style:font-weight-complex="bold"/>
    </style:style>
    <style:style style:name="T7" style:family="text">
      <style:text-properties officeooo:rsid="0020bcd2"/>
    </style:style>
    <style:style style:name="T8" style:family="text">
      <style:text-properties officeooo:rsid="00221bdb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536f8"/>
    </style:style>
    <style:style style:name="T11" style:family="text">
      <style:text-properties style:text-underline-style="none" officeooo:rsid="0025c577"/>
    </style:style>
    <style:style style:name="T12" style:family="text">
      <style:text-properties style:text-underline-style="none" officeooo:rsid="002855fe"/>
    </style:style>
    <style:style style:name="T13" style:family="text">
      <style:text-properties style:text-underline-style="none" officeooo:rsid="002b5695"/>
    </style:style>
    <style:style style:name="T14" style:family="text">
      <style:text-properties style:text-underline-style="none" officeooo:rsid="002c3e5f"/>
    </style:style>
    <style:style style:name="T15" style:family="text">
      <style:text-properties style:text-underline-style="none" officeooo:rsid="003580b3"/>
    </style:style>
    <style:style style:name="T16" style:family="text">
      <style:text-properties style:text-underline-style="none" officeooo:rsid="003710aa"/>
    </style:style>
    <style:style style:name="T17" style:family="text">
      <style:text-properties style:text-underline-style="none" officeooo:rsid="00389795"/>
    </style:style>
    <style:style style:name="T18" style:family="text">
      <style:text-properties style:text-underline-style="none" officeooo:rsid="0038a440"/>
    </style:style>
    <style:style style:name="T19" style:family="text">
      <style:text-properties style:text-underline-style="none" officeooo:rsid="003b4ff4"/>
    </style:style>
    <style:style style:name="T20" style:family="text">
      <style:text-properties style:text-underline-style="none" officeooo:rsid="003cebd4"/>
    </style:style>
    <style:style style:name="T21" style:family="text">
      <style:text-properties style:text-underline-style="none" officeooo:rsid="003e1cf6"/>
    </style:style>
    <style:style style:name="T22" style:family="text">
      <style:text-properties style:text-underline-style="none" officeooo:rsid="003e64ba"/>
    </style:style>
    <style:style style:name="T23" style:family="text">
      <style:text-properties style:text-underline-style="none" officeooo:rsid="003e7fb2"/>
    </style:style>
    <style:style style:name="T24" style:family="text">
      <style:text-properties style:text-underline-style="none" officeooo:rsid="003fb134"/>
    </style:style>
    <style:style style:name="T25" style:family="text">
      <style:text-properties style:text-underline-style="none" officeooo:rsid="0041503d"/>
    </style:style>
    <style:style style:name="T26" style:family="text">
      <style:text-properties style:text-underline-style="none" officeooo:rsid="004205a6"/>
    </style:style>
    <style:style style:name="T27" style:family="text">
      <style:text-properties style:text-underline-style="none" officeooo:rsid="00439ea8"/>
    </style:style>
    <style:style style:name="T28" style:family="text">
      <style:text-properties style:text-underline-style="none" officeooo:rsid="004482cc"/>
    </style:style>
    <style:style style:name="T29" style:family="text">
      <style:text-properties style:text-underline-style="none" officeooo:rsid="0044e2aa"/>
    </style:style>
    <style:style style:name="T30" style:family="text">
      <style:text-properties style:text-underline-style="none" officeooo:rsid="0045ad31"/>
    </style:style>
    <style:style style:name="T31" style:family="text">
      <style:text-properties style:text-underline-style="none" officeooo:rsid="0045cdf6"/>
    </style:style>
    <style:style style:name="T32" style:family="text">
      <style:text-properties style:text-underline-style="none" fo:font-weight="bold" officeooo:rsid="0045cdf6" style:font-weight-asian="bold" style:font-weight-complex="bold"/>
    </style:style>
    <style:style style:name="T33" style:family="text">
      <style:text-properties style:text-underline-style="none" fo:font-weight="bold" officeooo:rsid="0045ad31" style:font-weight-asian="bold" style:font-weight-complex="bold"/>
    </style:style>
    <style:style style:name="T34" style:family="text">
      <style:text-properties style:text-underline-style="none" fo:font-weight="bold" officeooo:rsid="004a776a" style:font-weight-asian="bold" style:font-weight-complex="bold"/>
    </style:style>
    <style:style style:name="T35" style:family="text">
      <style:text-properties style:text-underline-style="none" fo:font-weight="bold" officeooo:rsid="00508e77" style:font-weight-asian="bold" style:font-weight-complex="bold"/>
    </style:style>
    <style:style style:name="T36" style:family="text">
      <style:text-properties style:text-underline-style="none" fo:font-weight="bold" officeooo:rsid="005312f6" style:font-weight-asian="bold" style:font-weight-complex="bold"/>
    </style:style>
    <style:style style:name="T37" style:family="text">
      <style:text-properties style:text-underline-style="none" fo:font-weight="bold" officeooo:rsid="0025c577" style:font-weight-asian="bold" style:font-weight-complex="bold"/>
    </style:style>
    <style:style style:name="T38" style:family="text">
      <style:text-properties style:text-underline-style="none" officeooo:rsid="0047be88"/>
    </style:style>
    <style:style style:name="T39" style:family="text">
      <style:text-properties style:text-underline-style="none" officeooo:rsid="004a776a"/>
    </style:style>
    <style:style style:name="T40" style:family="text">
      <style:text-properties style:text-underline-style="none" officeooo:rsid="004a8fa4"/>
    </style:style>
    <style:style style:name="T41" style:family="text">
      <style:text-properties style:text-underline-style="none" officeooo:rsid="003a5dd0"/>
    </style:style>
    <style:style style:name="T42" style:family="text">
      <style:text-properties style:text-underline-style="none" officeooo:rsid="004ac553"/>
    </style:style>
    <style:style style:name="T43" style:family="text">
      <style:text-properties style:text-underline-style="none" officeooo:rsid="004b505e"/>
    </style:style>
    <style:style style:name="T44" style:family="text">
      <style:text-properties style:text-underline-style="none" officeooo:rsid="004ce9c1"/>
    </style:style>
    <style:style style:name="T45" style:family="text">
      <style:text-properties style:text-underline-style="none" officeooo:rsid="004d8f75"/>
    </style:style>
    <style:style style:name="T46" style:family="text">
      <style:text-properties style:text-underline-style="none" officeooo:rsid="004f607d"/>
    </style:style>
    <style:style style:name="T47" style:family="text">
      <style:text-properties style:text-underline-style="none" officeooo:rsid="00508e77"/>
    </style:style>
    <style:style style:name="T48" style:family="text">
      <style:text-properties style:text-underline-style="none" officeooo:rsid="00510d68"/>
    </style:style>
    <style:style style:name="T49" style:family="text">
      <style:text-properties style:text-underline-style="none" officeooo:rsid="00540f8b"/>
    </style:style>
    <style:style style:name="T50" style:family="text">
      <style:text-properties officeooo:rsid="00251a5d"/>
    </style:style>
    <style:style style:name="T51" style:family="text">
      <style:text-properties officeooo:rsid="002536f8"/>
    </style:style>
    <style:style style:name="T52" style:family="text">
      <style:text-properties officeooo:rsid="002978c2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045cdf6"/>
    </style:style>
    <style:style style:name="T55" style:family="text">
      <style:text-properties fo:font-style="italic" style:text-underline-style="none" style:font-style-asian="italic" style:font-style-complex="italic"/>
    </style:style>
    <style:style style:name="T56" style:family="text">
      <style:text-properties fo:font-style="italic" style:text-underline-style="none" officeooo:rsid="002978c2" style:font-style-asian="italic" style:font-style-complex="italic"/>
    </style:style>
    <style:style style:name="T57" style:family="text">
      <style:text-properties fo:font-style="italic" style:text-underline-style="none" officeooo:rsid="001c5843" style:font-style-asian="italic" style:font-style-complex="italic"/>
    </style:style>
    <style:style style:name="T58" style:family="text">
      <style:text-properties officeooo:rsid="002e2554"/>
    </style:style>
    <style:style style:name="T59" style:family="text">
      <style:text-properties fo:font-weight="normal" officeooo:rsid="002e2554" style:font-weight-asian="normal" style:font-weight-complex="normal"/>
    </style:style>
    <style:style style:name="T60" style:family="text">
      <style:text-properties fo:font-weight="normal" officeooo:rsid="00593324" style:font-weight-asian="normal" style:font-weight-complex="normal"/>
    </style:style>
    <style:style style:name="T61" style:family="text">
      <style:text-properties officeooo:rsid="002fdf18"/>
    </style:style>
    <style:style style:name="T62" style:family="text">
      <style:text-properties fo:font-size="13pt" fo:font-weight="bold" style:font-size-asian="13pt" style:font-weight-asian="bold" style:font-size-complex="13pt" style:font-weight-complex="bold"/>
    </style:style>
    <style:style style:name="T63" style:family="text">
      <style:text-properties officeooo:rsid="0033b187"/>
    </style:style>
    <style:style style:name="T64" style:family="text">
      <style:text-properties officeooo:rsid="003580b3"/>
    </style:style>
    <style:style style:name="T65" style:family="text">
      <style:text-properties officeooo:rsid="00389795"/>
    </style:style>
    <style:style style:name="T66" style:family="text">
      <style:text-properties officeooo:rsid="005933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JEFATURA DE POLICÍA DE MONTEVIDEO</text:p>
      <text:p text:style-name="P11">JEFATURA DE ZONA OPERACIONAL V</text:p>
      <text:p text:style-name="P12"/>
      <text:p text:style-name="P2"><text:span text:style-name="T62">INFORME TÉCNICO</text:span> </text:p>
      <text:p text:style-name="P1"/>
      <text:p text:style-name="P1"/>
      <text:p text:style-name="P10"><text:span text:style-name="T7">Montevideo, </text:span>XX de Diciembre de 202<text:span text:style-name="T58">1</text:span></text:p>
      <text:p text:style-name="P18">Señor Jefe de Jefatura de Zona Operacional V.<text:line-break/>Comisario General Marcelo Fabián <text:span text:style-name="T2">SUÁREZ ALVEZ</text:span></text:p>
      <text:p text:style-name="P19"><text:span text:style-name="T60">Q</text:span><text:span text:style-name="T59">uien suscribe</text:span><text:span text:style-name="T5"> </text:span>Comisario (PT)(C/P) A/S Gustavo Rodríguez Russi, <text:span text:style-name="T61">me dirijo a usted dando</text:span><text:span text:style-name="T52"> </text:span><text:span text:style-name="T7">cumplimiento a la orden verbal impartida por el Señor 2° Jefe de </text:span><text:span text:style-name="T65">esta </text:span><text:span text:style-name="T7">JZO Comisario Mayor Robert Edgardo </text:span><text:span text:style-name="T4">CORREA PAZ</text:span><text:span text:style-name="T7"> <text:s/>el día 24 de noviembre de los corrientes, en referencia a </text:span><text:span text:style-name="T52">verificar en forma presencial </text:span><text:span text:style-name="T8"><text:s/></text:span><text:span text:style-name="T52">el </text:span><text:span text:style-name="T7"><text:s/></text:span><text:span text:style-name="T56">e</text:span><text:span text:style-name="T55">stado</text:span><text:span text:style-name="T57"> de </text:span><text:span text:style-name="T56">s</text:span><text:span text:style-name="T57">ituación </text:span><text:span text:style-name="T1">del equipamiento informático </text:span><text:span text:style-name="T66">y </text:span><text:span text:style-name="T52">su conectividad a la red Ministerial </text:span><text:span text:style-name="T66">a efectos de</text:span><text:span text:style-name="T63"> </text:span><text:span text:style-name="T66">sugerir</text:span><text:span text:style-name="T63"> las posibles medidas a implementar </text:span><text:span text:style-name="T52">debido a </text:span><text:span text:style-name="T50">frecuentes reportes de inconvenientes en el uso diario por parte de </text:span><text:span text:style-name="T52">dicha dependencia </text:span><text:span text:style-name="T63">en </text:span><text:span text:style-name="T52">el local que ocupa el</text:span><text:span text:style-name="T1"> </text:span><text:span text:style-name="T3">Cuerpo de Seguridad Judicial </text:span><text:span text:style-name="T51">(en adelante CSJ),</text:span><text:span text:style-name="T7"> cito en Bartolomé Mitre 1265 – </text:span><text:span text:style-name="T8">5°,</text:span><text:span text:style-name="T52">, </text:span><text:span text:style-name="T61">le informo </text:span><text:span text:style-name="T64">que:</text:span></text:p>
      <text:p text:style-name="P3"><text:span text:style-name="T9">El día 25 de noviembre en horario de la mañana concurrí a la </text:span><text:span text:style-name="T10">c</text:span><text:span text:style-name="T9">itada dependencia, </text:span><text:span text:style-name="T13">e</text:span><text:span text:style-name="T11">ntrevistándome</text:span><text:span text:style-name="T10"> con la señora </text:span><text:span text:style-name="T11">Comisario</text:span><text:span text:style-name="T10"> </text:span><text:span text:style-name="T36">BURLON</text:span><text:span text:style-name="T10"> (Jefa de CSJ) </text:span><text:span text:style-name="T11">y Oficial Ayudante Leslie </text:span><text:span text:style-name="T37">PEREZ</text:span><text:span text:style-name="T11"> encargada de la oficina Interna</text:span><text:span text:style-name="T12">t</text:span><text:span text:style-name="T11">o, </text:span><text:span text:style-name="T15">en</text:span><text:span text:style-name="T13"> las oficinas de las mencionadas existe instalado equipamiento informático.</text:span></text:p>
      <text:p text:style-name="P6"><text:span text:style-name="T49">Según me </text:span><text:span text:style-name="T9">manifestaron, el trabajo diario con los sistemas de uso policial se ve</text:span><text:span text:style-name="T16">n</text:span><text:span text:style-name="T9"> afectado </text:span><text:span text:style-name="T16">en forma permanente </text:span><text:span text:style-name="T9">en </text:span><text:span text:style-name="T17">algunos </text:span><text:span text:style-name="T49">o algunas oportunidades todos</text:span><text:span text:style-name="T9"> los PC por diferentes causas tales como: <text:line-break/></text:span><text:span text:style-name="T35">1 -</text:span><text:span text:style-name="T47"> </text:span><text:span text:style-name="T17">Imposibilidad de</text:span><text:span text:style-name="T9"> firma</text:span><text:span text:style-name="T17">r</text:span><text:span text:style-name="T9"> expedientes </text:span><text:span text:style-name="T17">APIA.</text:span><text:span text:style-name="T9"><text:line-break/></text:span><text:span text:style-name="T35">2 -</text:span><text:span text:style-name="T47"> </text:span><text:span text:style-name="T9">“</text:span><text:span text:style-name="T40">Cuelgues” repentinos.<text:line-break/></text:span><text:span text:style-name="T35">3 -</text:span><text:span text:style-name="T47"> </text:span><text:span text:style-name="T18">F</text:span><text:span text:style-name="T41">alta de conectividad entre la PC que oficia de servidor de archivos centralizado denominados repositorio </text:span><text:span text:style-name="T19">y el resto de los equipos.<text:line-break/></text:span><text:span text:style-name="T35">4 -</text:span><text:span text:style-name="T47"> </text:span><text:span text:style-name="T45">El dispositivo </text:span><text:span text:style-name="T48">de control de acceso</text:span><text:span text:style-name="T45"> biom</text:span><text:span text:style-name="T48">é</text:span><text:span text:style-name="T45">trico para el registro de </text:span><text:span text:style-name="T46">la huella digital de</text:span><text:span text:style-name="T45"> entrada y salida del personal carece de conectividad con Control de Asistencias teniendo este ultimo que concurrir en forma presencial a descargar las marcas.</text:span></text:p>
      <text:p text:style-name="P13"><text:soft-page-break/></text:p>
      <text:p text:style-name="P13"/>
      <text:p text:style-name="P4"><text:span text:style-name="T14">E</text:span><text:span text:style-name="T9">l equipamiento </text:span><text:span text:style-name="T14">actual que tiene destinado CSJ es el</text:span><text:span text:style-name="T9"> que se detalla a continuación: </text:span></text:p>
      <text:p text:style-name="P14">RECOMENDACIONES</text:p>
      <text:p text:style-name="P7"><text:span text:style-name="T21">Si bien el </text:span><text:span text:style-name="T20">suscrito no tiene a cargo <text:s/>la administración de ningún equip</text:span><text:span text:style-name="T38">o</text:span><text:span text:style-name="T20"> </text:span><text:span text:style-name="T22">informático</text:span><text:span text:style-name="T20"> de</text:span><text:span text:style-name="T43">stinado a</text:span><text:span text:style-name="T20"> esta JZO,</text:span><text:span text:style-name="T23"> lo cual </text:span><text:span text:style-name="T24">que me lleva a deducir</text:span><text:span text:style-name="T23"> </text:span><text:span text:style-name="T24">que pueden existir detalles que</text:span><text:span text:style-name="T23"> </text:span><text:span text:style-name="T24">des</text:span><text:span text:style-name="T23">conozco, </text:span><text:span text:style-name="T24">pero </text:span><text:span text:style-name="T23">en</text:span><text:span text:style-name="T20"> mi calidad de profesional de las tecnologías de la información y comunicación </text:span><text:span text:style-name="T42">como Analista de Sistemas</text:span><text:span text:style-name="T20"> con más de 15 años de experiencia </text:span><text:span text:style-name="T42">en el sector y</text:span><text:span text:style-name="T20"> </text:span><text:span text:style-name="T25">en virtud de la situación actual observada en CSJ,</text:span><text:span text:style-name="T23"> </text:span><text:span text:style-name="T24">con el fin de dar </text:span><text:span text:style-name="T20">cumpliendo con lo ordenado</text:span><text:span text:style-name="T25"> </text:span><text:span text:style-name="T23">le </text:span><text:span text:style-name="T44">recomiendo</text:span><text:span text:style-name="T20">,</text:span><text:span text:style-name="T23"> para mejorar y/</text:span><text:span text:style-name="T25">o</text:span><text:span text:style-name="T23"> </text:span><text:span text:style-name="T24">tratar de</text:span><text:span text:style-name="T23"> evitar </text:span><text:span text:style-name="T24">que </text:span><text:span text:style-name="T23">los inconvenientes antes mencionados </text:span><text:span text:style-name="T24">continúen sucediendo, </text:span><text:span text:style-name="T23">implementar l</text:span><text:span text:style-name="T25">a</text:span><text:span text:style-name="T23">s </text:span><text:span text:style-name="T20">siguiente</text:span><text:span text:style-name="T23">s </text:span><text:span text:style-name="T25">acciones</text:span><text:span text:style-name="T20">:</text:span></text:p>
      <text:p text:style-name="P8"><text:span text:style-name="T32">E</text:span><text:span text:style-name="T33">quipamiento PC</text:span><text:span text:style-name="T30"><text:line-break/></text:span><text:span text:style-name="T31">S</text:span><text:span text:style-name="T30">olicitar el</text:span><text:span text:style-name="T25"> r</text:span><text:span text:style-name="T9">ecambio de 2 </text:span><text:span text:style-name="T39">PC</text:span><text:span text:style-name="T30"> (</text:span><text:span text:style-name="T39">Contralor patrimonial </text:span><text:span text:style-name="T34">510044</text:span><text:span text:style-name="T39"> y </text:span><text:span text:style-name="T34">429077</text:span><text:span text:style-name="T30">),</text:span><text:span text:style-name="T9"> que en mi consideración </text:span><text:span text:style-name="T54">se encuentran</text:span><text:span text:style-name="T53"> obsoletas</text:span><text:span text:style-name="T9">, debido a </text:span><text:span text:style-name="T25">que </text:span><text:span text:style-name="T9">los sistemas de </text:span><text:span text:style-name="T30">uso Policial actuales</text:span><text:span text:style-name="T9"> requieren mas recursos de Proceso y memoria RAM para funcionar adecuadamente que las que presentan las mismas.</text:span></text:p>
      <text:p text:style-name="P5"><text:span text:style-name="T32">“Repositorios”</text:span><text:span text:style-name="T31"><text:line-break/></text:span><text:span text:style-name="T26">La presencia, </text:span><text:span text:style-name="T29">en el lugar</text:span><text:span text:style-name="T26"> de un técnico capacitado, de quien tenga a cargo la administración de los equipos para que realice la configuración adecuada </text:span><text:span text:style-name="T27">del</text:span><text:span text:style-name="T26"> servicio SMB </text:span><text:span text:style-name="T27">para que los denominados Repositorios funcione</text:span><text:span text:style-name="T28">n en forma permanente</text:span><text:span text:style-name="T27"> en esa red.</text:span></text:p>
      <text:p text:style-name="P9"><text:span text:style-name="T27">V</text:span><text:span text:style-name="T9">erificar el ancho de banda de bajada y subida que presenta la red interna hacia la intranet.</text:span></text:p>
      <text:p text:style-name="P15"/>
      <text:p text:style-name="P16"><text:line-break/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13:10:33.845000000</meta:creation-date>
    <dc:date>2021-11-26T20:38:11.383000000</dc:date>
    <meta:editing-duration>PT4H59M58S</meta:editing-duration>
    <meta:editing-cycles>58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15" meta:word-count="506" meta:character-count="3144" meta:non-whitespace-character-count="2643"/>
  </office:meta>
</office:document-meta>
</file>